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font-weight="bold" style:font-weight-asian="bold" style:font-weight-complex="bold" fo:language="en" fo:country="US"/>
    </style:style>
    <style:style style:name="P26" style:parent-style-name="Standard" style:family="paragraph">
      <style:text-properties fo:font-weight="bold" style:font-weight-asian="bold" style:font-weight-complex="bold" fo:language="en" fo:country="US"/>
    </style:style>
    <style:style style:name="P27" style:parent-style-name="Standard" style:family="paragraph">
      <style:text-properties fo:font-weight="bold" style:font-weight-asian="bold" style:font-weight-complex="bold" fo:language="en" fo:country="US"/>
    </style:style>
    <style:style style:name="P28" style:parent-style-name="Standard" style:family="paragraph">
      <style:text-properties fo:font-weight="bold" style:font-weight-asian="bold" style:font-weight-complex="bold" fo:language="en" fo:country="US"/>
    </style:style>
    <style:style style:name="P29" style:parent-style-name="Standard" style:family="paragraph">
      <style:text-properties fo:font-weight="bold" style:font-weight-asian="bold" style:font-weight-complex="bold" fo:language="en" fo:country="US"/>
    </style:style>
    <style:style style:name="P30" style:parent-style-name="Standard" style:family="paragraph">
      <style:text-properties fo:font-weight="bold" style:font-weight-asian="bold" style:font-weight-complex="bold" fo:language="en" fo:country="US"/>
    </style:style>
    <style:style style:name="P31" style:parent-style-name="Standard" style:family="paragraph">
      <style:text-properties fo:font-weight="bold" style:font-weight-asian="bold" style:font-weight-complex="bold"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font-weight="bold" style:font-weight-asian="bold" style:font-weight-complex="bold" fo:language="en" fo:country="US"/>
    </style:style>
    <style:style style:name="P51" style:parent-style-name="Standard" style:family="paragraph">
      <style:text-properties fo:font-weight="bold" style:font-weight-asian="bold" style:font-weight-complex="bold" fo:language="en" fo:country="US"/>
    </style:style>
    <style:style style:name="P52" style:parent-style-name="Standard" style:family="paragraph">
      <style:text-properties fo:font-weight="bold" style:font-weight-asian="bold" style:font-weight-complex="bold" fo:language="en" fo:country="US"/>
    </style:style>
    <style:style style:name="P53" style:parent-style-name="Standard" style:family="paragraph">
      <style:text-properties fo:font-weight="bold" style:font-weight-asian="bold" style:font-weight-complex="bold" fo:language="en" fo:country="US"/>
    </style:style>
    <style:style style:name="P54" style:parent-style-name="Standard" style:family="paragraph">
      <style:text-properties fo:font-weight="bold" style:font-weight-asian="bold" style:font-weight-complex="bold" fo:language="en" fo:country="US"/>
    </style:style>
    <style:style style:name="P55" style:parent-style-name="Standard" style:family="paragraph">
      <style:text-properties fo:font-weight="bold" style:font-weight-asian="bold" style:font-weight-complex="bold" fo:language="en" fo:country="US"/>
    </style:style>
    <style:style style:name="P56" style:parent-style-name="Standard" style:family="paragraph">
      <style:text-properties fo:font-weight="bold" style:font-weight-asian="bold" style:font-weight-complex="bold" fo:language="en" fo:country="US"/>
    </style:style>
    <style:style style:name="P57" style:parent-style-name="Standard" style:family="paragraph">
      <style:text-properties fo:font-weight="bold" style:font-weight-asian="bold" style:font-weight-complex="bold" fo:language="en" fo:country="US"/>
    </style:style>
    <style:style style:name="P58" style:parent-style-name="Standard" style:family="paragraph">
      <style:text-properties fo:font-weight="bold" style:font-weight-asian="bold" style:font-weight-complex="bold" fo:language="en" fo:country="US"/>
    </style:style>
    <style:style style:name="P59" style:parent-style-name="Standard" style:family="paragraph">
      <style:text-properties fo:font-weight="bold" style:font-weight-asian="bold" style:font-weight-complex="bold" fo:language="en" fo:country="US"/>
    </style:style>
    <style:style style:name="P60" style:parent-style-name="Standard" style:family="paragraph">
      <style:text-properties fo:font-weight="bold" style:font-weight-asian="bold" style:font-weight-complex="bold" fo:language="en" fo:country="US"/>
    </style:style>
    <style:style style:name="P61" style:parent-style-name="Standard" style:family="paragraph">
      <style:text-properties fo:font-weight="bold" style:font-weight-asian="bold" style:font-weight-complex="bold" fo:language="en" fo:country="US"/>
    </style:style>
    <style:style style:name="P62" style:parent-style-name="Standard" style:family="paragraph">
      <style:text-properties fo:font-weight="bold" style:font-weight-asian="bold" style:font-weight-complex="bold" fo:language="en" fo:country="US"/>
    </style:style>
    <style:style style:name="P63" style:parent-style-name="Standard" style:family="paragraph">
      <style:text-properties fo:font-weight="bold" style:font-weight-asian="bold" style:font-weight-complex="bold" fo:language="en" fo:country="US"/>
    </style:style>
    <style:style style:name="P64" style:parent-style-name="Standard" style:family="paragraph">
      <style:text-properties fo:font-weight="bold" style:font-weight-asian="bold" style:font-weight-complex="bold" fo:language="en" fo:country="US"/>
    </style:style>
    <style:style style:name="P65" style:parent-style-name="Standard" style:family="paragraph">
      <style:text-properties fo:font-weight="bold" style:font-weight-asian="bold" style:font-weight-complex="bold" fo:language="en" fo:country="US"/>
    </style:style>
    <style:style style:name="P66" style:parent-style-name="Standard" style:family="paragraph">
      <style:text-properties fo:font-weight="bold" style:font-weight-asian="bold" style:font-weight-complex="bold" fo:language="en" fo:country="US"/>
    </style:style>
    <style:style style:name="P67" style:parent-style-name="Standard" style:family="paragraph">
      <style:text-properties fo:font-weight="bold" style:font-weight-asian="bold" style:font-weight-complex="bold" fo:language="en" fo:country="US"/>
    </style:style>
    <style:style style:name="P68" style:parent-style-name="Standard" style:family="paragraph">
      <style:text-properties fo:font-weight="bold" style:font-weight-asian="bold" style:font-weight-complex="bold" fo:language="en" fo:country="US"/>
    </style:style>
    <style:style style:name="P69" style:parent-style-name="Standard" style:family="paragraph">
      <style:text-properties fo:font-weight="bold" style:font-weight-asian="bold" style:font-weight-complex="bold" fo:language="en" fo:country="US"/>
    </style:style>
    <style:style style:name="P70" style:parent-style-name="Standard" style:family="paragraph">
      <style:text-properties fo:font-weight="bold" style:font-weight-asian="bold" style:font-weight-complex="bold" fo:language="en" fo:country="US"/>
    </style:style>
    <style:style style:name="P71" style:parent-style-name="Standard" style:family="paragraph">
      <style:text-properties fo:font-weight="bold" style:font-weight-asian="bold" style:font-weight-complex="bold" fo:language="en" fo:country="US"/>
    </style:style>
    <style:style style:name="P72" style:parent-style-name="Standard" style:family="paragraph">
      <style:text-properties fo:font-weight="bold" style:font-weight-asian="bold" style:font-weight-complex="bold" fo:language="en" fo:country="US"/>
    </style:style>
    <style:style style:name="P73" style:parent-style-name="Standard" style:family="paragraph">
      <style:text-properties fo:font-weight="bold" style:font-weight-asian="bold" style:font-weight-complex="bold" fo:language="en" fo:country="US"/>
    </style:style>
    <style:style style:name="P74" style:parent-style-name="Standard" style:family="paragraph">
      <style:text-properties fo:font-weight="bold" style:font-weight-asian="bold" style:font-weight-complex="bold" fo:language="en" fo:country="US"/>
    </style:style>
    <style:style style:name="P75" style:parent-style-name="Standard" style:family="paragraph">
      <style:text-properties fo:font-weight="bold" style:font-weight-asian="bold" style:font-weight-complex="bold" fo:language="en" fo:country="US"/>
    </style:style>
    <style:style style:name="P76" style:parent-style-name="Standard" style:family="paragraph">
      <style:text-properties fo:font-weight="bold" style:font-weight-asian="bold" style:font-weight-complex="bold" fo:language="en" fo:country="US"/>
    </style:style>
    <style:style style:name="P77" style:parent-style-name="Standard" style:family="paragraph">
      <style:text-properties fo:font-weight="bold" style:font-weight-asian="bold" style:font-weight-complex="bold" fo:language="en" fo:country="US"/>
    </style:style>
    <style:style style:name="P78" style:parent-style-name="Standard" style:family="paragraph">
      <style:text-properties fo:font-weight="bold" style:font-weight-asian="bold" style:font-weight-complex="bold" fo:language="en" fo:country="US"/>
    </style:style>
    <style:style style:name="P79" style:parent-style-name="Standard" style:family="paragraph">
      <style:text-properties fo:font-weight="bold" style:font-weight-asian="bold" style:font-weight-complex="bold" fo:language="en" fo:country="US"/>
    </style:style>
    <style:style style:name="P80" style:parent-style-name="Standard" style:family="paragraph">
      <style:text-properties fo:font-weight="bold" style:font-weight-asian="bold" style:font-weight-complex="bold" fo:language="en" fo:country="US"/>
    </style:style>
    <style:style style:name="P81" style:parent-style-name="Standard" style:family="paragraph">
      <style:text-properties fo:font-weight="bold" style:font-weight-asian="bold" style:font-weight-complex="bold"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T84" style:parent-style-name="Fuentedepárrafopredeter." style:family="text">
      <style:text-properties fo:font-weight="bold" style:font-weight-asian="bold"/>
    </style:style>
    <style:style style:name="T85" style:parent-style-name="Fuentedepárrafopredeter." style:family="text">
      <style:text-properties fo:font-weight="bold" style:font-weight-asian="bold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T105" style:parent-style-name="Fuentedepárrafopredeter." style:family="text">
      <style:text-properties fo:font-weight="bold" style:font-weight-asian="bold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T114" style:parent-style-name="Fuentedepárrafopredeter." style:family="text">
      <style:text-properties fo:language="en" fo:country="US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T121" style:parent-style-name="Fuentedepárrafopredeter." style:family="text">
      <style:text-properties fo:language="en" fo:country="US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T126" style:parent-style-name="Fuentedepárrafopredeter." style:family="text">
      <style:text-properties fo:font-weight="bold" style:font-weight-asian="bold" style:font-weight-complex="bold"/>
    </style:style>
    <style:style style:name="T127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Mínimos cuadrados</text:p>
      <text:p text:style-name="Standard"/>
      <text:p text:style-name="Standard">1.</text:p>
      <text:p text:style-name="Standard"/>
      <text:p text:style-name="Standard"><text:s/>x=[1,3,5,7,13]</text:p>
      <text:p text:style-name="Standard"/>
      <text:p text:style-name="Standard">y=[800,2310,3090,3940,4755]</text:p>
      <text:p text:style-name="Standard">plot(x,y,'*b')</text:p>
      <text:p text:style-name="Standard"/>
      <text:p text:style-name="Standard">Grado 2</text:p>
      <text:p text:style-name="Standard"/>
      <text:p text:style-name="Standard"><text:s/>p=polyfit(x,y,2)</text:p>
      <text:p text:style-name="Standard">p =</text:p>
      <text:p text:style-name="Standard"/>
      <text:p text:style-name="Standard"><text:s text:c="3"/>-31.743 <text:s text:c="2"/>767.543 <text:s text:c="2"/>133.422</text:p>
      <text:p text:style-name="Standard"/>
      <text:p text:style-name="P2">-31.743x² + 767.543x+133.422</text:p>
      <text:p text:style-name="Standard"/>
      <text:p text:style-name="Standard">Grado<text:s/>3</text:p>
      <text:p text:style-name="Standard"/>
      <text:p text:style-name="Standard"><text:s/>p=polyfit(x,y,3)</text:p>
      <text:p text:style-name="Standard">p =</text:p>
      <text:p text:style-name="Standard"/>
      <text:p text:style-name="Standard"><text:s text:c="5"/>1.5551 <text:s text:c="2"/>-63.0659 <text:s text:c="2"/>925.9371 <text:s text:c="2"/>-37.8564</text:p>
      <text:p text:style-name="Standard"/>
      <text:p text:style-name="Standard"/>
      <text:p text:style-name="P3">1.5551x³ <text:s/>-63.0659 x² + <text:s/>925.9371x -37.8564</text:p>
      <text:p text:style-name="Standard"/>
      <text:p text:style-name="Standard">Grado 4</text:p>
      <text:p text:style-name="Standard"/>
      <text:p text:style-name="Standard">p=polyfit(x,y,4)</text:p>
      <text:p text:style-name="Standard">p =</text:p>
      <text:p text:style-name="Standard"/>
      <text:p text:style-name="Standard"><text:s text:c="5"/>-1.7630 <text:s text:c="4"/>44.8750 <text:s text:c="2"/>-392.8698 <text:s text:c="2"/>1813.6250 <text:s text:c="2"/>-663.8672</text:p>
      <text:p text:style-name="Standard"/>
      <text:p text:style-name="P4"><text:s/>-1.7630 x⁴ +44.8750x³ -392.8698x² +<text:s/>1813.6250 x -663.8672</text:p>
      <text:p text:style-name="P5"/>
      <text:p text:style-name="P6"/>
      <text:p text:style-name="P7">Cuanto mas grande es el polinomio mas inestable se vuelve , por lo tanto definimos una varianza que involucre la eficiencia .</text:p>
      <text:p text:style-name="P8"/>
      <text:p text:style-name="Standard"><text:s/>varianza_a(x,y)</text:p>
      <text:p text:style-name="Standard">n = <text:s/>1</text:p>
      <text:p text:style-name="Standard">d = <text:s/>400230.81761</text:p>
      <text:p text:style-name="Standard">n = <text:s/>2</text:p>
      <text:p text:style-name="Standard">d = <text:s/>19062.40188</text:p>
      <text:p text:style-name="Standard">n = <text:s/>3</text:p>
      <text:p text:style-name="Standard">d = <text:s/>26981.69152</text:p>
      <text:p text:style-name="Standard"/>
      <text:p text:style-name="P9">El mejor es el<text:s/>de orden 2</text:p>
      <text:p text:style-name="Standard"/>
      <text:p text:style-name="Standard"/>
      <text:soft-page-break/>
      <text:p text:style-name="Standard">2.</text:p>
      <text:p text:style-name="Standard"/>
      <text:p text:style-name="Standard">x=[-0.5 -0.3 -0.1 0.1 0.3 0.5 0.7 0.9 1.1 1.3 1.5]</text:p>
      <text:p text:style-name="Standard"/>
      <text:p text:style-name="Standard">y=[-0.84 -0.21 -0.01 -0.11 0.03 0.01 0.05 0.06 0.23 0.78 1.21]</text:p>
      <text:p text:style-name="Standard"/>
      <text:p text:style-name="Standard">varianza_a(x,y)</text:p>
      <text:p text:style-name="Standard">n = <text:s/>1</text:p>
      <text:p text:style-name="Standard">d = <text:s/>0.070909</text:p>
      <text:p text:style-name="Standard">n = <text:s/>2</text:p>
      <text:p text:style-name="Standard">d = <text:s/>0.069905</text:p>
      <text:p text:style-name="Standard">n = <text:s/>3</text:p>
      <text:p text:style-name="Standard">d = <text:s/>0.0091523</text:p>
      <text:p text:style-name="Standard">n = <text:s/>4</text:p>
      <text:p text:style-name="Standard">d = <text:s/>0.0081322</text:p>
      <text:p text:style-name="Standard">n = <text:s/>5</text:p>
      <text:p text:style-name="Standard">d = <text:s/>0.0090754</text:p>
      <text:p text:style-name="Standard">n = <text:s/>6</text:p>
      <text:p text:style-name="Standard">d = <text:s/>0.0036440</text:p>
      <text:p text:style-name="Standard">n = <text:s/>7<text:s text:c="35"/><text:span text:style-name="T10">Este es el que conviene ya que a menor varianza mas estable es</text:span><text:s/></text:p>
      <text:p text:style-name="Standard">d = <text:s/>0.0027847</text:p>
      <text:p text:style-name="Standard">n = <text:s/>8</text:p>
      <text:p text:style-name="Standard">d = <text:s/>0.0039863</text:p>
      <text:p text:style-name="Standard">n = <text:s/>9</text:p>
      <text:p text:style-name="Standard">d = <text:s/>0.0033424</text:p>
      <text:p text:style-name="Standard"/>
      <text:p text:style-name="Standard">plot(x,y,'*b')</text:p>
      <text:p text:style-name="Standard"/>
      <text:p text:style-name="Standard">p=polyfit(x,y,7)</text:p>
      <text:p text:style-name="Standard"/>
      <text:p text:style-name="Standard">xx=[-0.5:0.1:1.5]</text:p>
      <text:p text:style-name="P11">xx =</text:p>
      <text:p text:style-name="P12"/>
      <text:p text:style-name="P13"><text:s/>Columns 1 through 10:</text:p>
      <text:p text:style-name="P14"/>
      <text:p text:style-name="P15"><text:s text:c="2"/>-0.50000 <text:s/>-0.40000 <text:s/>-0.30000 <text:s/>-0.20000 <text:s/>-0.10000 <text:s text:c="2"/>0.00000 <text:s text:c="2"/>0.10000 <text:s text:c="2"/>0.20000 <text:s text:c="2"/>0.30000 <text:s text:c="2"/>0.40000</text:p>
      <text:p text:style-name="P16"/>
      <text:p text:style-name="P17"><text:s/>Columns 11 through 20:</text:p>
      <text:p text:style-name="P18"/>
      <text:p text:style-name="P19"><text:s text:c="3"/>0.50000 <text:s text:c="2"/>0.60000 <text:s text:c="2"/>0.70000 <text:s text:c="2"/>0.80000 <text:s text:c="2"/>0.90000 <text:s text:c="2"/>1.00000 <text:s text:c="2"/>1.10000 <text:s text:c="2"/>1.20000 <text:s text:c="2"/>1.30000 <text:s text:c="2"/>1.40000</text:p>
      <text:p text:style-name="P20"/>
      <text:p text:style-name="P21"><text:s/>Column 21:</text:p>
      <text:p text:style-name="P22"/>
      <text:p text:style-name="P23"><text:s text:c="3"/>1.50000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/>yy=polyval(p,xx)</text:p>
      <text:p text:style-name="P33">yy =</text:p>
      <text:p text:style-name="P34"/>
      <text:p text:style-name="P35"><text:s/>Columns 1 through 8:</text:p>
      <text:p text:style-name="P36"/>
      <text:p text:style-name="P37"><text:s text:c="2"/>-0.8414171 <text:s/>-0.4444081 <text:s/>-0.1994607 <text:s/>-0.0802862 <text:s/>-0.0433353 <text:s/>-0.0451666 <text:s/>-0.0526787 <text:s/>-0.0474665</text:p>
      <text:p text:style-name="P38"/>
      <text:p text:style-name="P39"><text:s/>Columns 9 through 16:</text:p>
      <text:p text:style-name="P40"/>
      <text:p text:style-name="P41"><text:s text:c="2"/>-0.0255681 <text:s text:c="2"/>0.0061346 <text:s text:c="2"/>0.0355985 <text:s text:c="2"/>0.0521209 <text:s text:c="2"/>0.0523957 <text:s text:c="2"/>0.0448615 <text:s text:c="2"/>0.0510769 <text:s text:c="2"/>0.1028600</text:p>
      <text:p text:style-name="P42"/>
      <text:p text:style-name="P43"><text:s/>Columns 17 through 21:</text:p>
      <text:p text:style-name="P44"/>
      <text:p text:style-name="P45"><text:s text:c="3"/>0.2339272 <text:s text:c="2"/>0.4647692<text:s/><text:s text:c="2"/>0.7794986 <text:s text:c="2"/>1.0934062 <text:s text:c="2"/>1.2099630</text:p>
      <text:p text:style-name="P46"/>
      <text:p text:style-name="P47"/>
      <text:p text:style-name="P48"><text:s/>hold on</text:p>
      <text:p text:style-name="P49">plot(xx,yy,'r')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soft-page-break/>
      <text:p text:style-name="P82">3.</text:p>
      <text:p text:style-name="P83">x=[0 0.5 1.0 1.5 2.0 2.5 3.0 3.5 4 4.5 5.0 5.5 6.0 6.5 7 7.5]</text:p>
      <text:p text:style-name="Standard">y=[0 3.8 7.4 10.2 12.6 14.6 15.9 16.9 17.3 17.2 16.6 15.5 13.9 11.8 9.3 6.2]</text:p>
      <text:p text:style-name="Standard"/>
      <text:p text:style-name="Standard"><text:s/>plot(x,y,'*b')</text:p>
      <text:p text:style-name="Standard"/>
      <text:p text:style-name="Standard">varianza_a(x,y)</text:p>
      <text:p text:style-name="Standard">n = <text:s/>1</text:p>
      <text:p text:style-name="Standard">d = <text:s/>25.474</text:p>
      <text:p text:style-name="Standard">n = <text:s/>2<text:s text:c="18"/><text:span text:style-name="T84">Este es el que conviene ya que a menor varianza mas estable<text:s/></text:span><text:span text:style-name="T85">y en la grafica comparándolo con el de grado 11 no cae tan bruscamente<text:s/></text:span></text:p>
      <text:p text:style-name="Standard">d = <text:s/>0.0025344</text:p>
      <text:p text:style-name="Standard">n = <text:s/>3</text:p>
      <text:p text:style-name="Standard">d = <text:s/>0.0025884</text:p>
      <text:p text:style-name="Standard">n = <text:s/>4</text:p>
      <text:p text:style-name="Standard">d = <text:s/>0.0026890</text:p>
      <text:p text:style-name="Standard">n = <text:s/>5</text:p>
      <text:p text:style-name="Standard">d = <text:s/>0.0029566</text:p>
      <text:p text:style-name="Standard">n = <text:s/>6</text:p>
      <text:p text:style-name="Standard">d = <text:s/>0.0032849</text:p>
      <text:p text:style-name="Standard">n = <text:s/>7</text:p>
      <text:p text:style-name="Standard">d = <text:s/>0.0028800</text:p>
      <text:p text:style-name="Standard">n = <text:s/>8</text:p>
      <text:p text:style-name="Standard">d = <text:s/>0.0030855</text:p>
      <text:p text:style-name="Standard">n = <text:s/>9</text:p>
      <text:p text:style-name="Standard">d = <text:s/>0.0025358</text:p>
      <text:p text:style-name="Standard">n = <text:s/>10</text:p>
      <text:p text:style-name="Standard">d = <text:s/>0.0025872</text:p>
      <text:p text:style-name="Standard">n = <text:s/>11<text:s text:c="34"/></text:p>
      <text:p text:style-name="Standard">d = <text:s/>0.0017957</text:p>
      <text:p text:style-name="Standard">n = <text:s/>12</text:p>
      <text:p text:style-name="Standard">d = <text:s/>0.0019723</text:p>
      <text:p text:style-name="Standard">n = <text:s/>13</text:p>
      <text:p text:style-name="Standard">d = <text:s/>0.0028201</text:p>
      <text:p text:style-name="Standard"/>
      <text:p text:style-name="Standard"><text:s/>p=polyfit(x,y,11)</text:p>
      <text:p text:style-name="P86">p =</text:p>
      <text:p text:style-name="P87"/>
      <text:p text:style-name="P88"><text:s/>Columns 1 through 10:</text:p>
      <text:p text:style-name="P89"/>
      <text:p text:style-name="P90"><text:s text:c="3"/>-0.000024673 <text:s text:c="3"/>0.001040329 <text:s text:c="2"/>-0.019104043 <text:s text:c="3"/>0.200403037 <text:s text:c="2"/>-1.323560496 <text:s text:c="3"/>5.717078559 <text:s/>-16.236937867 <text:s text:c="2"/>29.655918197 <text:s/>-32.908943255 <text:s text:c="2"/>18.667896327</text:p>
      <text:p text:style-name="P91"/>
      <text:p text:style-name="P92"><text:s/>Columns<text:s/>11 and 12:</text:p>
      <text:p text:style-name="P93"/>
      <text:p text:style-name="P94"><text:s text:c="4"/>3.643731917 <text:s text:c="2"/>-0.000116061</text:p>
      <text:p text:style-name="P95"/>
      <text:p text:style-name="P96"/>
      <text:p text:style-name="P97">xx=[0:0.1:11]</text:p>
      <text:p text:style-name="P98">yy=polyval(p,xx)</text:p>
      <text:p text:style-name="P99">hold on</text:p>
      <text:p text:style-name="P100">plot(xx,yy,'r')</text:p>
      <text:p text:style-name="P101"/>
      <text:p text:style-name="P102">4.</text:p>
      <text:p text:style-name="P103">x=[0 0.1 0.2 0.3 0.4 0.5 0.6 0.7 0.8 0.9 1.0 1.1 1.2 1.3 1.4 1.5]</text:p>
      <text:p text:style-name="P104"/>
      <text:p text:style-name="Standard">y=[3 2.9 2.81 2.74 2.67 2.62 2.52 2.49 2.44 2.42 2.35 2.33 2.3 2.27 2.24 2.22]</text:p>
      <text:p text:style-name="Standard"/>
      <text:p text:style-name="Standard"><text:s/>varianza_a(x,y)</text:p>
      <text:p text:style-name="Standard">n = <text:s/>1</text:p>
      <text:p text:style-name="Standard">d = <text:s/>0.0027393</text:p>
      <text:p text:style-name="Standard">n = <text:s/>2</text:p>
      <text:p text:style-name="Standard">d = <text:s/>0.00016527</text:p>
      <text:p text:style-name="Standard">n = <text:s/>3<text:s text:c="30"/><text:span text:style-name="T105">Este es el que conviene ya que a menor varianza mas estable es</text:span></text:p>
      <text:p text:style-name="Standard">d = <text:s/>0.00012603</text:p>
      <text:p text:style-name="Standard">n = <text:s/>4</text:p>
      <text:p text:style-name="Standard">d = <text:s/>0.00013749</text:p>
      <text:p text:style-name="Standard">n = <text:s/>5</text:p>
      <text:p text:style-name="Standard">d = <text:s/>0.00015098</text:p>
      <text:p text:style-name="Standard">n = <text:s/>6</text:p>
      <text:p text:style-name="Standard">d = <text:s/>0.00015836</text:p>
      <text:p text:style-name="Standard">n = <text:s/>7</text:p>
      <text:p text:style-name="Standard">d = <text:s/>0.00017380</text:p>
      <text:p text:style-name="Standard">n = <text:s/>8</text:p>
      <text:p text:style-name="Standard">d = <text:s/>0.00019814</text:p>
      <text:p text:style-name="Standard">n = <text:s/>9</text:p>
      <text:p text:style-name="Standard">d = <text:s/>0.00018334</text:p>
      <text:p text:style-name="Standard">n = <text:s/>10</text:p>
      <text:p text:style-name="Standard">d = <text:s/>0.00021948</text:p>
      <text:p text:style-name="Standard">n = <text:s/>11</text:p>
      <text:p text:style-name="Standard">d<text:s/>= <text:s/>0.00020810</text:p>
      <text:p text:style-name="Standard">n = <text:s/>12</text:p>
      <text:p text:style-name="Standard">d = <text:s/>0.00027745</text:p>
      <text:p text:style-name="Standard">n = <text:s/>13</text:p>
      <text:p text:style-name="Standard">d = <text:s/>0.00033505</text:p>
      <text:p text:style-name="Standard">n = <text:s/>14</text:p>
      <text:p text:style-name="Standard">d = <text:s/>0.00066254</text:p>
      <text:p text:style-name="Standard"/>
      <text:p text:style-name="Standard">plot(x,y,'*b')</text:p>
      <text:p text:style-name="Standard"><text:s/>p=polyfit(x,y,3)</text:p>
      <text:p text:style-name="Standard">xx=[0:0.1:2]</text:p>
      <text:p text:style-name="P106">yy=polyval(p,xx)</text:p>
      <text:p text:style-name="P107">hold on</text:p>
      <text:p text:style-name="P108">plot(xx,yy,'r')</text:p>
      <text:p text:style-name="P109"/>
      <text:p text:style-name="P110"/>
      <text:p text:style-name="Standard">Tiene sentido 4.4 horas maso menos ya que es el momento donde las bacterias serian nulas y no habría bacterias negativas 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</text:p>
      <text:p text:style-name="Standard">x=[0.25 0.5 0.75 1 1.25 1.5 1.75 2 2.25 2.5 2.75 3]</text:p>
      <text:p text:style-name="Standard"/>
      <text:p text:style-name="Standard">y=[2.9 2.66 2.35 2.05 1.85 1.78 1.84 1.95 2.07 2.12 2.11 2.05]</text:p>
      <text:p text:style-name="Standard"/>
      <text:p text:style-name="Standard"><text:s/>varianza_a(x,y)</text:p>
      <text:p text:style-name="Standard">n = <text:s/>1</text:p>
      <text:p text:style-name="Standard">d = <text:s/>0.083678</text:p>
      <text:p text:style-name="Standard">n = <text:s/>2</text:p>
      <text:p text:style-name="Standard">d = <text:s/>0.019657</text:p>
      <text:p text:style-name="Standard">n = <text:s/>3</text:p>
      <text:p text:style-name="Standard">d = <text:s/>0.0076696</text:p>
      <text:p text:style-name="Standard">n = <text:s/>4</text:p>
      <text:p text:style-name="Standard">d = <text:s/>0.0019471</text:p>
      <text:p text:style-name="Standard">n = <text:s/>5</text:p>
      <text:p text:style-name="Standard">d = <text:s/>0.00012670</text:p>
      <text:p text:style-name="Standard">n = <text:s/>6</text:p>
      <text:p text:style-name="Standard">d = <text:s/>0.000044971</text:p>
      <text:p text:style-name="Standard">n = <text:s/>7</text:p>
      <text:p text:style-name="Standard">d = <text:s/>0.000014309</text:p>
      <text:p text:style-name="Standard">n = <text:s/>8</text:p>
      <text:p text:style-name="Standard">d = <text:s/>0.000018894</text:p>
      <text:p text:style-name="Standard">n = <text:s/>9</text:p>
      <text:p text:style-name="Standard">d = <text:s/>0.000026043</text:p>
      <text:p text:style-name="Standard">n = <text:s/>10</text:p>
      <text:p text:style-name="Standard">d = <text:s/>0.000042415</text:p>
      <text:p text:style-name="Standard"/>
      <text:p text:style-name="Standard">plot(x,y,'*b')</text:p>
      <text:p text:style-name="Standard"><text:s/>p=polyfit(x,y,7)</text:p>
      <text:p text:style-name="P111">xx=[0:0.1:3]</text:p>
      <text:p text:style-name="P112">yy=polyval(p,xx)</text:p>
      <text:p text:style-name="P113">hold on</text:p>
      <text:p text:style-name="Standard"><text:span text:style-name="T114"><text:s/></text:span>plot(xx,yy,'r')</text:p>
      <text:p text:style-name="P115">Condicion de<text:s/>varianza</text:p>
      <text:p text:style-name="Standard"/>
      <text:p text:style-name="P116">Condicion pedida</text:p>
      <text:p text:style-name="Standard">El grado del polinomio tiene que ser bajo ( suave) <text:s/>.</text:p>
      <text:p text:style-name="Standard"/>
      <text:p text:style-name="Standard">1. grafico los puntos. ( maso menos de grado 3)</text:p>
      <text:p text:style-name="Standard">2.Evaluar la sumatoria . Sum (abs (y – y1) <text:s text:c="2"/>y1 son los valores de x en el polinomio usamos yy=polyval(p,xx) <text:s/>Siendo x los valores que me dan .</text:p>
      <text:p text:style-name="P117">3. Es de grado 6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</text:p>
      <text:p text:style-name="Standard"><text:s/>x=[0 0.5 1 1.5 2 2.5 3 3.5 4 4.5 5 5.5]</text:p>
      <text:p text:style-name="Standard"/>
      <text:p text:style-name="Standard">y=[2.5 1.7 2.8 3.5 2.9 2.3 1.8 1.5 2.5 3.1 2.4 0]</text:p>
      <text:p text:style-name="Standard"/>
      <text:p text:style-name="Standard"><text:s/>varianza_a(x,y)</text:p>
      <text:p text:style-name="Standard">n = <text:s/>1</text:p>
      <text:p text:style-name="Standard">d = <text:s/>0.78399</text:p>
      <text:p text:style-name="Standard">n = <text:s/>2</text:p>
      <text:p text:style-name="Standard">d = <text:s/>0.72144</text:p>
      <text:p text:style-name="Standard">n = <text:s/>3</text:p>
      <text:p text:style-name="Standard">d = <text:s/>0.78050</text:p>
      <text:p text:style-name="Standard">n = <text:s/>4</text:p>
      <text:p text:style-name="Standard">d = <text:s/>0.57502</text:p>
      <text:p text:style-name="Standard">n = <text:s/>5</text:p>
      <text:p text:style-name="Standard">d<text:s/>= <text:s/>0.12013</text:p>
      <text:p text:style-name="Standard">n = <text:s/>6</text:p>
      <text:p text:style-name="Standard">d = <text:s/>0.028700</text:p>
      <text:p text:style-name="Standard">n = <text:s/>7</text:p>
      <text:p text:style-name="Standard">d = <text:s/>0.033982</text:p>
      <text:p text:style-name="Standard">n = <text:s/>8</text:p>
      <text:p text:style-name="Standard">d = <text:s/>0.032066</text:p>
      <text:p text:style-name="Standard">n = <text:s/>9</text:p>
      <text:p text:style-name="Standard">d = <text:s/>0.046090</text:p>
      <text:p text:style-name="Standard">n = <text:s/>10</text:p>
      <text:p text:style-name="Standard">d = <text:s/>0.0050524</text:p>
      <text:p text:style-name="Standard"/>
      <text:p text:style-name="Standard"><text:s/>p=polyfit(x,y,10)</text:p>
      <text:p text:style-name="P118">xx=[0:0.2:6]</text:p>
      <text:p text:style-name="P119">yy=polyval(p,xx)</text:p>
      <text:p text:style-name="P120">hold on</text:p>
      <text:p text:style-name="Standard"><text:span text:style-name="T121"><text:s/></text:span>plot(xx,yy,'r')</text:p>
      <text:p text:style-name="P122">condición de la varianza</text:p>
      <text:p text:style-name="P123"/>
      <text:p text:style-name="P124">condición pedida</text:p>
      <text:p text:style-name="P125"/>
      <text:p text:style-name="Standard"><text:span text:style-name="T126">El grado 6 . Hay<text:s/></text:span><text:span text:style-name="T127">que evaluar (y-y1 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incipal</dc:creator>
    <meta:creation-date>2020-08-28T12:58:00Z</meta:creation-date>
    <dc:date>2021-08-23T20:32:00Z</dc:date>
    <meta:template xlink:href="Normal" xlink:type="simple"/>
    <meta:editing-cycles>12</meta:editing-cycles>
    <meta:editing-duration>PT7080S</meta:editing-duration>
    <meta:document-statistic meta:page-count="7" meta:paragraph-count="9" meta:word-count="732" meta:character-count="4898" meta:row-count="34" meta:non-whitespace-character-count="4175"/>
  </office:meta>
</office:document-meta>
</file>